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1"/>
    <style:style style:name="P3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NonTimeReversableSubstitutionModel design</text:h>
      <text:p text:style-name="P1">Basic plan: create NonTimeReversableSubstitutionModel class implementing SubstitutionModel, to be used as a base class for non time reversable models. Have NTRModelNodeParameters implementing ModelNodeParameters to track equilibrium frequencies (and direction of time) through the tree.</text:p>
      <text:p text:style-name="P1"/>
      <text:h text:style-name="Heading_20_2" text:outline-level="2">Maths:</text:h>
      <text:p text:style-name="Text_20_body">Basic assumptions: model specifies equilibrium frequencies at the root node and rate matrices (which apply forwards in time – away from the root.) (Equilibrium frequencies may be fitted model parameters.) </text:p>
      <text:p text:style-name="Text_20_body"/>
      <text:p text:style-name="Text_20_body">To calculate Markov matrix in the forwards direction, </text:p>
      <text:p text:style-name="P1">EigenSystem es = new EigenSystem(rateMatrix,true);</text:p>
      <text:p text:style-name="P1">Matrix markov = es.getMatrixPowerM(branchLength);</text:p>
      <text:p text:style-name="P1">Note that normal (non-transpose) Markov matrices have columns summing to one.</text:p>
      <text:p text:style-name="P1">markov[to][from] = P(lateNode = to | earlyNode = from)</text:p>
      <text:p text:style-name="P1">where early/late refer to time. </text:p>
      <text:p text:style-name="P1"/>
      <text:p text:style-name="P1">Now consider we know lateNode and need probability at earlyNode. Need equilibrium frequency at earlyNode – either it is the root, or we have all the Markov matrices from the root to this node to calculate equilibrium freq. Then</text:p>
      <text:p text:style-name="P1">jointProbability[to][from] = markov[to][from]/equilibriumFreq[from]</text:p>
      <text:p text:style-name="P1">equilibriumFreq[to] = sum over ‘from’ of jointPobability[to][from]</text:p>
      <text:p text:style-name="P1">backwardsMarkov[nowTo][nowFrom] = jointProbability[nowFrom][nowTo]/equilibriumFreq[nowFrom]</text:p>
      <text:p text:style-name="P1"/>
      <text:p text:style-name="P1">ALSO CHANGE: use EigenSystem not MatrixExponential in MMEP!</text:p>
      <text:p text:style-name="P1"/>
      <text:h text:style-name="Heading_20_2" text:outline-level="2">Analysis</text:h>
      <text:p text:style-name="Text_20_body">NTRModelNodeParameters (NTRMNP) needs to store equilibrium frequencies, direction to root (as index into Unode’s Connections[]. This field can have -1 to indicate this is the root.</text:p>
      <text:p text:style-name="Text_20_body">Problem: maintaining correctness of NTRMNP.</text:p>
      <text:p text:style-name="Text_20_body">Maybe put this in MEP instead: boolean for direction, vector for freq at earlier end. GetTransitionProbabilities already takes an MEP. </text:p>
      <text:p text:style-name="Text_20_body"/>
      <text:p text:style-name="Text_20_body">Use both – doubly linked structure already developed for Mosaic. Can ask either to update their <text:soft-page-break/>frequencies. Follow links back to root, checking along the way that links work (topology not changed), branch lengths as expected, adjacent nodes and edges have matching ferq. If not, recalculate. BUT: I don’t have access to branch length. Solution 1: move branch length to MEP (big change, also inefficient in the more common cases.) Solution 2: branch length never changes without MEP finding out. Could enforce this in getTransitionProbabilities?</text:p>
      <text:p text:style-name="Text_20_body"><text:s text:c="2"/>Method boolean calcFreqFromRoot(caller): returns ‘true’ if it found the root, ‘false’ otherwise. On return of ‘true’, the NTRMNP or NTRMEP object has up to date frequencies. <text:s/></text:p>
      <text:list xml:id="list1198758472" text:style-name="L1">
        <text:list-item>
          <text:p text:style-name="P2">Am I the root? Then return fetch frequencies from model, return ‘true’.</text:p>
        </text:list-item>
        <text:list-item>
          <text:p text:style-name="P2">(Recursion step) Call calcFreqFromRoot on neighbours (except caller) until get ‘true’. <text:s/>If never happens, return ‘false’. If caller was null and never found, throw exception. (Possibly remember direction to root. Use last remembered direction as first try in search.) </text:p>
        </text:list-item>
        <text:list-item>
          <text:p text:style-name="P2">For an edge, have stored frequencies at upstream and downstream ends of tree, and ‘downstreamFreqUpToDate’ flag. Ask upstream node for frequencies, if they are the same as currently stored *and* downstreamFreqUpToDate is true, then downstream needs no recalculation. (Assuming we always know about branch length changes.) (Any other model-dependent edge parameters which are changed must flip flag) Else recalc using markov matrix on this edge. </text:p>
        </text:list-item>
        <text:list-item>
          <text:p text:style-name="P2">For a node, ask the rootward edge for its frequencies and update. </text:p>
        </text:list-item>
      </text:list>
      <text:p text:style-name="Text_20_body">GetTransitionProbabilities: I need to know which way markov matrix is to be used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Woodhams</meta:initial-creator>
    <meta:creation-date>2009-10-21T11:04:04</meta:creation-date>
    <dc:date>2009-10-21T17:15:30</dc:date>
    <dc:creator>Michael Woodhams</dc:creator>
    <meta:editing-duration>PT05H28M55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2" meta:paragraph-count="26" meta:word-count="485" meta:character-count="3388"/>
    <meta:user-defined meta:name="Info 1"/>
    <meta:user-defined meta:name="Info 2"/>
    <meta:user-defined meta:name="Info 3"/>
    <meta:user-defined meta:name="Info 4"/>
  </office:meta>
</office:document-meta>
</file>